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6" office:value-type="string">
            <text:p>2022-08-30_07-21-32_000.jpg</text:p>
          </table:table-cell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:PHOTO 起きた時刻 / 2022 / other=実際の時刻：４０分ぐらい前 ">
            <text:p><text:s/>:m :PHOTO 起きた時刻 / 2022 / other=実際の時刻：４０分ぐらい前 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6" office:value-type="string">
            <text:p>2022-08-30_01-38-3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6" office:value-type="string">
            <text:p>2022-08-30_19-01-25_000.jpg</text:p>
          </table:table-cell>
          <table:table-cell table:style-name="ce27" office:value-type="string">
            <text:p>:m :篠笛,shinobue #*# / session-memo:session-1 / p.1:genre=melody,file-piece-musescore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篠笛,shinobue #*# / session-memo:session-1 / p.1:genre=melody,file-piece-musescore=~">
            <text:p>:m :篠笛,shinobue #*# / session-memo:session-1 / p.1:genre=melody,file-piece-musescore=~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2-08-30_07-38-45_000.jpg</text:p>
          </table:table-cell>
          <table:table-cell table:style-name="ce20" office:value-type="string">
            <text:p>:m #*# / math / topic=エルミート行列：性質 / content=~ / status=~ / other=derived:jve-68:r-7-A1~1.1.9,id=DIKA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#*# / math / topic=エルミート行列：性質 / content=~ / status=~ / other=derived:jve-68:r-7-A1~1.1.9,id=DIKA">
            <text:p>:m #*# / math / topic=エルミート行列：性質 / content=~ / status=~ / other=derived:jve-68:r-7-A1~1.1.9,id=DIKA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" office:value-type="string">
            <text:p>2022-08-29_20-57-0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1" office:value-type="string">
            <text:p>2022-08-30_12-40-0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6" office:value-type="string">
            <text:p>2022-08-30_07-41-06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6" office:value-type="string">
            <text:p>2022-08-30_16-07-25_000.jpg</text:p>
          </table:table-cell>
          <table:table-cell table:style-name="ce27" office:value-type="string">
            <text:p>:m RES 1*4 / free# JVEMV6 68#_350:1 / 68. theoretical-physics(tp) / topics=量子力学,w=,doc=r-7-A1~1.1.9##2-5.0~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1*4 / free# JVEMV6 68#_350:1 / 68. theoretical-physics(tp) / topics=量子力学,w=,doc=r-7-A1~1.1.9##2-5.0~,s=~,i=~,other=calc+">
            <text:p>:m RES 1*4 / free# JVEMV6 68#_350:1 / 68. theoretical-physics(tp) / topics=量子力学,w=,doc=r-7-A1~1.1.9##2-5.0~,s=~,i=~,other=calc+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6" office:value-type="string">
            <text:p>2022-08-30_16-07-44_000.jpg</text:p>
          </table:table-cell>
          <table:table-cell table:style-name="ce27" office:value-type="string">
            <text:p>:m RES 2-3*4 / free# JVEMV6 68#_350:1 / 68. theoretical-physics(tp) / topics=量子力学,w=,doc=r-7-A1~1.1.9##2-5.1~,s=~,i=~,other=calc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2-3*4 / free# JVEMV6 68#_350:1 / 68. theoretical-physics(tp) / topics=量子力学,w=,doc=r-7-A1~1.1.9##2-5.1~,s=~,i=~,other=calc+">
            <text:p>:m RES 2-3*4 / free# JVEMV6 68#_350:1 / 68. theoretical-physics(tp) / topics=量子力学,w=,doc=r-7-A1~1.1.9##2-5.1~,s=~,i=~,other=calc+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6" office:value-type="string">
            <text:p>2022-08-30_16-08-35_000.jpg</text:p>
          </table:table-cell>
          <table:table-cell table:style-name="ce27" office:value-type="string">
            <text:p>:m RES 4*4 / free# JVEMV6 68#_350:1 / 68. theoretical-physics(tp) / topics=量子力学,w=,doc=r-7-A1~1.1.9##2-5.2~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4*4 / free# JVEMV6 68#_350:1 / 68. theoretical-physics(tp) / topics=量子力学,w=,doc=r-7-A1~1.1.9##2-5.2~,s=~,i=~,other=~">
            <text:p>:m RES 4*4 / free# JVEMV6 68#_350:1 / 68. theoretical-physics(tp) / topics=量子力学,w=,doc=r-7-A1~1.1.9##2-5.2~,s=~,i=~,other=~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1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1"/>
          <table:table-cell table:style-name="ce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2">
            <text:p>72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2022/08/31</text:date>, <text:time>15:54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31T15:54:52.36</dc:date>
    <dc:creator>iwabuchi ken</dc:creator>
    <meta:editing-duration>P48DT21H15M51S</meta:editing-duration>
    <meta:editing-cycles>15926</meta:editing-cycles>
    <meta:document-statistic meta:table-count="2" meta:cell-count="909" meta:object-count="0"/>
    <meta:user-defined meta:name="qrichtext">1</meta:user-defined>
  </office:meta>
</office:document-meta>
</file>